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" svg:font-family="'Droid Sans'" style:font-family-generic="swiss"/>
    <style:font-face style:name="Droid Sans1" svg:font-family="'Droid Sans'" style:font-family-generic="system" style:font-pitch="variable"/>
    <style:font-face style:name="Open Sans" svg:font-family="'Open Sans'" style:font-family-generic="swiss" style:font-pitch="variable"/>
    <style:font-face style:name="STIX MathJax Main" svg:font-family="'STIX MathJax Main'" style:font-pitch="variable"/>
    <style:font-face style:name="Tempora LGC Uni" svg:font-family="'Tempora LGC Uni'" style:font-family-generic="roman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Heading_20_1">
      <style:text-properties fo:font-size="14pt" officeooo:rsid="001f5af7" officeooo:paragraph-rsid="001f5af7" style:font-size-asian="18pt" style:font-size-complex="18pt"/>
    </style:style>
    <style:style style:name="P3" style:family="paragraph" style:parent-style-name="Text_20_body">
      <style:paragraph-properties fo:text-align="start" style:justify-single-word="false"/>
      <style:text-properties officeooo:paragraph-rsid="001f5af7"/>
    </style:style>
    <style:style style:name="P4" style:family="paragraph" style:parent-style-name="Text_20_body">
      <style:paragraph-properties fo:text-align="start" style:justify-single-word="false"/>
      <style:text-properties officeooo:rsid="001d7039" officeooo:paragraph-rsid="001d7039"/>
    </style:style>
    <style:style style:name="P5" style:family="paragraph" style:parent-style-name="Text_20_body">
      <style:paragraph-properties fo:text-align="start" style:justify-single-word="false"/>
      <style:text-properties officeooo:rsid="001d7039" officeooo:paragraph-rsid="001f5af7"/>
    </style:style>
    <style:style style:name="P6" style:family="paragraph" style:parent-style-name="Text_20_body">
      <style:text-properties officeooo:rsid="001f5af7" officeooo:paragraph-rsid="001f5af7"/>
    </style:style>
    <style:style style:name="P7" style:family="paragraph" style:parent-style-name="Text_20_body">
      <style:paragraph-properties fo:text-align="start" style:justify-single-word="false"/>
      <style:text-properties officeooo:rsid="001f5af7" officeooo:paragraph-rsid="001f5af7"/>
    </style:style>
    <style:style style:name="P8" style:family="paragraph" style:parent-style-name="Text_20_body">
      <style:paragraph-properties fo:text-align="start" style:justify-single-word="false"/>
      <style:text-properties officeooo:rsid="00200500" officeooo:paragraph-rsid="00200500"/>
    </style:style>
    <style:style style:name="T1" style:family="text">
      <style:text-properties officeooo:rsid="001d7039"/>
    </style:style>
    <style:style style:name="T2" style:family="text">
      <style:text-properties fo:font-size="14pt"/>
    </style:style>
    <style:style style:name="T3" style:family="text">
      <style:text-properties fo:font-size="14pt" officeooo:rsid="001f5af7"/>
    </style:style>
    <style:style style:name="T4" style:family="text">
      <style:text-properties fo:font-size="14pt" officeooo:rsid="001d7039"/>
    </style:style>
    <style:style style:name="T5" style:family="text">
      <style:text-properties fo:font-size="14pt" style:font-size-asian="18pt" style:font-size-complex="18pt"/>
    </style:style>
    <style:style style:name="T6" style:family="text">
      <style:text-properties fo:font-size="14pt" officeooo:rsid="001f5af7" style:font-size-asian="18pt" style:font-size-complex="18pt"/>
    </style:style>
    <style:style style:name="T7" style:family="text">
      <style:text-properties fo:font-size="14pt" officeooo:rsid="00200500" style:font-size-asian="18pt" style:font-size-complex="18pt"/>
    </style:style>
    <style:style style:name="T8" style:family="text">
      <style:text-properties fo:font-size="16pt"/>
    </style:style>
    <style:style style:name="T9" style:family="text">
      <style:text-properties fo:font-size="16pt" officeooo:rsid="001f5af7"/>
    </style:style>
    <style:style style:name="T10" style:family="text">
      <style:text-properties fo:font-size="16pt" officeooo:rsid="001d7039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Алгоритмизация. <text:span text:style-name="T1">Git</text:span></text:h>
      <text:p text:style-name="P3"><text:span text:style-name="T4">Git — открытая распределённая система контроля версий.</text:span></text:p>
      <text:p text:style-name="P3"><text:span text:style-name="T10">Repository (Репозиторий,</text:span><text:span text:style-name="T9"> хранилище</text:span><text:span text:style-name="T10">) </text:span><text:span text:style-name="T4">— </text:span><text:span text:style-name="T3">место, где хранятся и поддерживаются какие либо данные.</text:span></text:p>
      <text:p text:style-name="P4"><text:span text:style-name="T8">Version Control System (Система контроля версий)</text:span><text:span text:style-name="T2"> — </text:span><text:span text:style-name="T3">программное обеспечение для облегчения работы с изменяющейся информацией.</text:span></text:p>
      <text:p text:style-name="P4"><text:span text:style-name="T8">Commit (</text:span><text:span text:style-name="T9">Совершать, фиксировать</text:span><text:span text:style-name="T8">) </text:span><text:span text:style-name="T2">— </text:span><text:span text:style-name="T3">объект, в котором содержится описание изменений, которые были внесены в код.</text:span></text:p>
      <text:h text:style-name="P2" text:outline-level="1">Система контроля версий (VCS)</text:h>
      <text:p text:style-name="P5"><text:span text:style-name="T5">Система контроля версий —</text:span><text:span text:style-name="T6"> это система, записывающая изменения в файл или набор файлов в течение времени и позволяющая вернуться позже к определённой версии.</text:span></text:p>
      <text:p text:style-name="P7"><text:span text:style-name="T5">Например, можно называть файлы </text:span><text:span text:style-name="T7">по шаблону: filename_{version}</text:span></text:p>
      <text:p text:style-name="P8"><text:span text:style-name="T5">Преимущества: простота; Недостатки: сильная подверженность ошибкам.</text:span></text:p>
      <text:h text:style-name="P2" text:outline-level="1">История</text:h>
      <text:p text:style-name="P6"><text:span text:style-name="T5">1. Первое поколение: локальн</text:span><text:span text:style-name="T7">ая VCS, ни у кого нет доступа, ни от кого не зависим, но можно все потерять.</text:span></text:p>
      <text:p text:style-name="P6"><text:span text:style-name="T5">2. Второе поколение: централизованн</text:span><text:span text:style-name="T7">ая VCS, можно подключить ограниченное число пользователей, данные уязвимы, так как на одном устройстве.</text:span></text:p>
      <text:p text:style-name="P6"><text:span text:style-name="T5">3. Третье поколение: </text:span><text:span text:style-name="T7">распределённая VCS, доступ для всех, файл есть везде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" svg:font-family="'Droid Sans'" style:font-family-generic="swiss"/>
    <style:font-face style:name="Droid Sans1" svg:font-family="'Droid Sans'" style:font-family-generic="system" style:font-pitch="variable"/>
    <style:font-face style:name="Open Sans" svg:font-family="'Open Sans'" style:font-family-generic="swiss" style:font-pitch="variable"/>
    <style:font-face style:name="STIX MathJax Main" svg:font-family="'STIX MathJax Main'" style:font-pitch="variable"/>
    <style:font-face style:name="Tempora LGC Uni" svg:font-family="'Tempora LGC Uni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DejaVu Sans" style:font-size-asian="10.5pt" style:language-asian="zh" style:country-asian="CN" style:font-name-complex="Droid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DejaVu Sans" style:font-size-asian="10.5pt" style:language-asian="zh" style:country-asian="CN" style:font-name-complex="Droid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roid Sans1" style:font-family-complex="'Droid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" style:font-family-complex="'Droid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" style:font-family-complex="'Droid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" style:font-family-complex="'Droid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5T08:59:58.148170825</meta:creation-date>
    <dc:date>2024-09-05T09:53:09.837656181</dc:date>
    <meta:editing-duration>PT18M47S</meta:editing-duration>
    <meta:editing-cycles>1</meta:editing-cycles>
    <meta:document-statistic meta:table-count="0" meta:image-count="0" meta:object-count="0" meta:page-count="1" meta:paragraph-count="13" meta:word-count="134" meta:character-count="1036" meta:non-whitespace-character-count="910"/>
    <meta:generator>LibreOffice/24.2.4.1$Linux_X86_64 LibreOffice_project/420$Build-1</meta:generator>
  </office:meta>
</office:document-meta>
</file>